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710000005583ECC05E195D1A3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5.302cm" fo:margin-left="-0.249cm" fo:margin-top="0cm" fo:margin-bottom="0cm" table:align="left" style:writing-mode="lr-tb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1.991cm"/>
    </style:style>
    <style:style style:name="Table1.C" style:family="table-column">
      <style:table-column-properties style:column-width="4.27cm"/>
    </style:style>
    <style:style style:name="Table1.D" style:family="table-column">
      <style:table-column-properties style:column-width="7.743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dbe5f1" fo:padding-left="0.032cm" fo:padding-right="0.191cm" fo:padding-top="0cm" fo:padding-bottom="0cm" fo:border="0.5pt solid #999999" style:writing-mode="lr-tb">
        <style:background-image/>
      </style:table-cell-properties>
    </style:style>
    <style:style style:name="Table1.2" style:family="table-row">
      <style:table-row-properties style:min-row-height="0.494cm" fo:keep-together="auto"/>
    </style:style>
    <style:style style:name="Table1.3" style:family="table-row">
      <style:table-row-properties style:min-row-height="0.6cm" fo:keep-together="auto"/>
    </style:style>
    <style:style style:name="Table1.A3" style:family="table-cell">
      <style:table-cell-properties style:vertical-align="middle" fo:background-color="#ffffff" fo:padding-left="0.032cm" fo:padding-right="0.191cm" fo:padding-top="0cm" fo:padding-bottom="0cm" fo:border="0.5pt solid #999999" style:writing-mode="lr-tb">
        <style:background-image/>
      </style:table-cell-properties>
    </style:style>
    <style:style style:name="Table2" style:family="table">
      <style:table-properties style:width="15.302cm" fo:margin-left="-0.249cm" fo:margin-top="0cm" fo:margin-bottom="0cm" table:align="left" style:writing-mode="lr-tb"/>
    </style:style>
    <style:style style:name="Table2.A" style:family="table-column">
      <style:table-column-properties style:column-width="4.295cm"/>
    </style:style>
    <style:style style:name="Table2.B" style:family="table-column">
      <style:table-column-properties style:column-width="8.25cm"/>
    </style:style>
    <style:style style:name="Table2.C" style:family="table-column">
      <style:table-column-properties style:column-width="2.757cm"/>
    </style:style>
    <style:style style:name="Table2.1" style:family="table-row">
      <style:table-row-properties style:min-row-height="0.635cm" fo:keep-together="auto"/>
    </style:style>
    <style:style style:name="Table2.A1" style:family="table-cell">
      <style:table-cell-properties style:vertical-align="middle" fo:background-color="#dbe5f1" fo:padding-left="0.032cm" fo:padding-right="0.191cm" fo:padding-top="0cm" fo:padding-bottom="0cm" fo:border="0.5pt solid #999999" style:writing-mode="lr-tb">
        <style:background-image/>
      </style:table-cell-properties>
    </style:style>
    <style:style style:name="Table2.2" style:family="table-row">
      <style:table-row-properties style:min-row-height="0.494cm" fo:keep-together="auto"/>
    </style:style>
    <style:style style:name="Table2.3" style:family="table-row">
      <style:table-row-properties style:min-row-height="0.6cm" fo:keep-together="auto"/>
    </style:style>
    <style:style style:name="Table2.A3" style:family="table-cell">
      <style:table-cell-properties style:vertical-align="middle" fo:background-color="#ffffff" fo:padding-left="0.032cm" fo:padding-right="0.191cm" fo:padding-top="0cm" fo:padding-bottom="0cm" fo:border="0.5pt solid #999999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margin-top="1.249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P2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margin-top="0.212cm" fo:margin-bottom="0.212cm" loext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.212cm" fo:margin-bottom="0.212cm" loext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2" style:family="paragraph" style:parent-style-name="Standard">
      <style:paragraph-properties fo:margin-left="0cm" fo:margin-right="0cm" fo:margin-top="0cm" fo:margin-bottom="1.249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3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4.998cm" style:type="right"/>
        </style:tab-stops>
      </style:paragraph-properties>
    </style:style>
    <style:style style:name="P14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4.998cm" style:type="right"/>
        </style:tab-stops>
      </style:paragraph-properties>
    </style:style>
    <style:style style:name="P15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>
        <style:tab-stops>
          <style:tab-stop style:position="14.998cm" style:type="right"/>
        </style:tab-stops>
      </style:paragraph-properties>
    </style:style>
    <style:style style:name="P16" style:family="paragraph" style:parent-style-name="Standard">
      <style:paragraph-properties fo:margin-top="0cm" fo:margin-bottom="0.423cm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.423cm" loext:contextual-spacing="false" fo:line-height="100%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8" style:family="paragraph" style:parent-style-name="Standard">
      <style:paragraph-properties fo:margin-top="0cm" fo:margin-bottom="0cm" loext:contextual-spacing="false"/>
    </style:style>
    <style:style style:name="P19" style:family="paragraph" style:parent-style-name="Standard">
      <style:paragraph-properties fo:margin-left="0.635cm" fo:margin-right="0cm" fo:margin-top="0.106cm" fo:margin-bottom="0cm" loext:contextual-spacing="false" fo:line-height="100%" fo:text-indent="0cm" style:auto-text-indent="false">
        <style:tab-stops>
          <style:tab-stop style:position="14.998cm" style:type="right"/>
        </style:tab-stops>
      </style:paragraph-properties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1.27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2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23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P24" style:family="paragraph" style:parent-style-name="Standard">
      <style:paragraph-properties fo:margin-left="1.27cm" fo:margin-right="0cm" fo:margin-top="0cm" fo:margin-bottom="0cm" loext:contextual-spacing="false" fo:text-indent="0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5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P26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7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7cm" style:auto-text-indent="false"/>
    </style:style>
    <style:style style:name="P28" style:family="paragraph" style:parent-style-name="Standard">
      <style:paragraph-properties fo:margin-left="1.27cm" fo:margin-right="0cm" fo:margin-top="0cm" fo:margin-bottom="0cm" loext:contextual-spacing="false" fo:text-indent="1.27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29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keep-together="auto" fo:orphans="2" fo:widows="2" fo:text-indent="1.27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0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keep-together="auto" fo:orphans="2" fo:widows="2" fo:text-indent="1.27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1" style:family="paragraph" style:parent-style-name="Standard">
      <style:paragraph-properties fo:margin-left="2.54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2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P35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36" style:family="paragraph" style:parent-style-name="Standard">
      <style:paragraph-properties fo:margin-left="0.762cm" fo:margin-right="0cm" fo:margin-top="0.423cm" fo:margin-bottom="0cm" loext:contextual-spacing="false" fo:line-height="106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mbria" fo:font-size="16pt" fo:font-style="italic" style:text-underline-style="none" fo:font-weight="bold" style:font-name-asian="Cambria1" style:font-size-asian="16pt" style:font-style-asian="italic" style:font-weight-asian="bold" style:font-name-complex="Cambria1" style:font-size-complex="16pt"/>
    </style:style>
    <style:style style:name="P37" style:family="paragraph" style:parent-style-name="Standard" style:list-style-name="WWNum5">
      <style:paragraph-properties fo:margin-left="2.54cm" fo:margin-right="0cm" fo:margin-top="0cm" fo:margin-bottom="0cm" loext:contextual-spacing="true" fo:line-height="100%" fo:text-align="start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8" style:family="paragraph" style:parent-style-name="Standard" style:list-style-name="WWNum1">
      <style:paragraph-properties fo:margin-left="2.54cm" fo:margin-right="0cm" fo:margin-top="0cm" fo:margin-bottom="0cm" loext:contextual-spacing="true" fo:line-height="100%" fo:text-align="start" style:justify-single-word="false" fo:keep-together="auto" fo:orphans="2" fo:widows="2" fo:text-indent="-0.635cm" style:auto-text-indent="false" fo:keep-with-next="auto"/>
    </style:style>
    <style:style style:name="P39" style:family="paragraph" style:parent-style-name="Standard" style:list-style-name="WWNum4">
      <style:paragraph-properties fo:margin-left="2.54cm" fo:margin-right="0cm" fo:margin-top="0cm" fo:margin-bottom="0cm" loext:contextual-spacing="true" fo:line-height="100%" fo:text-align="justify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0" style:family="paragraph" style:parent-style-name="Standard" style:list-style-name="WWNum1">
      <style:paragraph-properties fo:margin-left="2.54cm" fo:margin-right="0cm" fo:margin-top="0cm" fo:margin-bottom="0cm" loext:contextual-spacing="true" fo:line-height="100%" fo:text-align="start" style:justify-single-word="false" fo:keep-together="auto" fo:orphans="2" fo:widows="2" fo:text-indent="-0.635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1" style:family="paragraph" style:parent-style-name="Standard" style:list-style-name="WWNum4">
      <style:paragraph-properties fo:margin-left="2.54cm" fo:margin-right="0cm" fo:margin-top="0cm" fo:margin-bottom="0cm" loext:contextual-spacing="tru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2" style:family="paragraph" style:parent-style-name="Standard" style:list-style-name="WWNum3">
      <style:paragraph-properties fo:margin-left="2.54cm" fo:margin-right="0cm" fo:margin-top="0cm" fo:margin-bottom="0cm" loext:contextual-spacing="tru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3" style:family="paragraph" style:parent-style-name="Standard" style:list-style-name="WWNum3">
      <style:paragraph-properties fo:margin-left="2.54cm" fo:margin-right="0cm" fo:margin-top="0cm" fo:margin-bottom="0cm" loext:contextual-spacing="true" fo:text-align="justify" style:justify-single-word="fals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4" style:family="paragraph" style:parent-style-name="Standard" style:list-style-name="WWNum5">
      <style:paragraph-properties fo:margin-left="2.54cm" fo:margin-right="0cm" fo:margin-top="0cm" fo:margin-bottom="0cm" loext:contextual-spacing="true" fo:line-height="100%" fo:text-align="start" style:justify-single-word="false" fo:orphans="2" fo:widows="2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  <style:text-properties officeooo:rsid="0002e39a" officeooo:paragraph-rsid="0002e39a"/>
    </style:style>
    <style:style style:name="P45" style:family="paragraph" style:parent-style-name="Standard" style:list-style-name="WWNum1">
      <style:paragraph-properties fo:margin-left="2.54cm" fo:margin-right="0cm" fo:margin-top="0cm" fo:margin-bottom="0cm" loext:contextual-spacing="true" fo:line-height="100%" fo:text-align="start" style:justify-single-word="false" fo:orphans="2" fo:widows="2" fo:text-indent="-0.635cm" style:auto-text-indent="false"/>
      <style:text-properties officeooo:rsid="0002e39a" officeooo:paragraph-rsid="0002e39a"/>
    </style:style>
    <style:style style:name="P46" style:family="paragraph" style:parent-style-name="Standard" style:list-style-name="WWNum2">
      <style:paragraph-properties fo:margin-left="2.54cm" fo:margin-right="0cm" fo:margin-top="0cm" fo:margin-bottom="0cm" loext:contextual-spacing="false" fo:line-height="100%" fo:text-align="justify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7" style:family="paragraph" style:parent-style-name="Standard" style:list-style-name="WWNum2">
      <style:paragraph-properties fo:margin-left="2.54cm" fo:margin-right="0cm" fo:margin-top="0cm" fo:margin-bottom="0cm" loext:contextual-spacing="false" fo:line-height="100%" fo:text-align="justify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8" style:family="paragraph" style:parent-style-name="Standard" style:list-style-name="WWNum7">
      <style:paragraph-properties fo:margin-left="3.175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49" style:family="paragraph" style:parent-style-name="Standard" style:list-style-name="WWNum7">
      <style:paragraph-properties fo:margin-left="3.937cm" fo:margin-right="0cm" fo:margin-top="0cm" fo:margin-bottom="0cm" loext:contextual-spacing="false" fo:line-height="100%" fo:text-align="start" style:justify-single-word="false" fo:keep-together="auto" fo:orphans="2" fo:widows="2" fo:text-indent="-0.76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0" style:family="paragraph" style:parent-style-name="Standard" style:list-style-name="WWNum7">
      <style:paragraph-properties fo:margin-left="4.699cm" fo:margin-right="0cm" fo:margin-top="0cm" fo:margin-bottom="0cm" loext:contextual-spacing="false" fo:line-height="100%" fo:text-align="start" style:justify-single-word="false" fo:keep-together="auto" fo:orphans="2" fo:widows="2" fo:text-indent="-0.887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1" style:family="paragraph" style:parent-style-name="Standard" style:list-style-name="WWNum7">
      <style:paragraph-properties fo:margin-left="2.667cm" fo:margin-right="0cm" fo:margin-top="0cm" fo:margin-bottom="0cm" loext:contextual-spacing="true" fo:text-indent="-0.76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2" style:family="paragraph" style:parent-style-name="Standard" style:list-style-name="WWNum4">
      <style:paragraph-properties fo:margin-left="3.81cm" fo:margin-right="0cm" fo:margin-top="0cm" fo:margin-bottom="0cm" loext:contextual-spacing="true" fo:line-height="100%" fo:text-align="justify" style:justify-single-word="false" fo:keep-together="auto" fo:orphans="2" fo:widows="2" fo:text-indent="-0.635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3" style:family="paragraph" style:parent-style-name="Standard" style:list-style-name="WWNum4">
      <style:paragraph-properties fo:margin-left="3.81cm" fo:margin-right="0cm" fo:margin-top="0cm" fo:margin-bottom="0cm" loext:contextual-spacing="tru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4" style:family="paragraph" style:parent-style-name="Standard" style:list-style-name="WWNum3">
      <style:paragraph-properties fo:margin-left="3.81cm" fo:margin-right="0cm" fo:margin-top="0cm" fo:margin-bottom="0cm" loext:contextual-spacing="tru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5" style:family="paragraph" style:parent-style-name="Standard" style:list-style-name="WWNum3">
      <style:paragraph-properties fo:margin-left="3.81cm" fo:margin-right="0cm" fo:margin-top="0cm" fo:margin-bottom="0cm" loext:contextual-spacing="true" fo:text-align="justify" style:justify-single-word="false" fo:text-indent="-0.635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56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57" style:family="paragraph" style:parent-style-name="Standard">
      <style:paragraph-properties fo:margin-top="0cm" fo:margin-bottom="0cm" loext:contextual-spacing="false" fo:text-align="center" style:justify-single-word="false"/>
      <style:text-properties officeooo:rsid="0002e39a" officeooo:paragraph-rsid="0002e39a"/>
    </style:style>
    <style:style style:name="P58" style:family="paragraph" style:parent-style-name="Heading_20_1">
      <style:paragraph-properties fo:margin-top="0.212cm" fo:margin-bottom="0cm" loext:contextual-spacing="false"/>
      <style:text-properties fo:color="#000000"/>
    </style:style>
    <style:style style:name="P59" style:family="paragraph" style:parent-style-name="Heading_20_1" style:list-style-name="WWNum6">
      <style:paragraph-properties fo:margin-left="0.762cm" fo:margin-right="0cm" fo:text-indent="-0.762cm" style:auto-text-indent="false"/>
      <style:text-properties fo:color="#000000"/>
    </style:style>
    <style:style style:name="P60" style:family="paragraph" style:parent-style-name="Heading_20_1" style:list-style-name="WWNum6">
      <style:paragraph-properties fo:margin-top="0.212cm" fo:margin-bottom="0cm" loext:contextual-spacing="true"/>
      <style:text-properties fo:color="#000000"/>
    </style:style>
    <style:style style:name="P61" style:family="paragraph" style:parent-style-name="Heading_20_2" style:list-style-name="WWNum6">
      <style:paragraph-properties fo:margin-left="2.286cm" fo:margin-right="0cm" fo:text-indent="-1.016cm" style:auto-text-indent="false"/>
      <style:text-properties fo:color="#000000"/>
    </style:style>
    <style:style style:name="P62" style:family="paragraph" style:parent-style-name="Heading_20_2" style:list-style-name="WWNum6">
      <style:paragraph-properties fo:margin-left="2.286cm" fo:margin-right="0cm" fo:margin-top="0.071cm" fo:margin-bottom="0cm" loext:contextual-spacing="true" fo:text-indent="-1.016cm" style:auto-text-indent="false"/>
      <style:text-properties fo:color="#000000"/>
    </style:style>
    <style:style style:name="T1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officeooo:rsid="000252e2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officeooo:rsid="0002e39a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a" style:text-line-through-style="none" style:text-line-through-type="none" style:text-position="0% 100%" style:font-name="Calibri" fo:font-size="8pt" fo:font-style="normal" style:text-underline-style="none" fo:font-weight="normal" style:font-name-asian="Calibri1" style:font-size-asian="8pt" style:font-style-asian="normal" style:font-weight-asian="normal" style:font-name-complex="Calibri1" style:font-size-complex="8pt"/>
    </style:style>
    <style:style style:name="T5" style:family="text">
      <style:text-properties fo:font-variant="normal" fo:text-transform="none" fo:color="#244061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Calibri" fo:font-size="8pt" fo:font-style="normal" style:text-underline-style="solid" style:text-underline-width="auto" style:text-underline-color="font-color" fo:font-weight="normal" style:font-name-asian="Calibri1" style:font-size-asian="8pt" style:font-style-asian="normal" style:font-weight-asian="normal" style:font-name-complex="Calibri1" style:font-size-complex="8pt"/>
    </style:style>
    <style:style style:name="T7" style:family="text">
      <style:text-properties fo:color="#00000a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8" style:family="text">
      <style:text-properties fo:color="#00000a" style:font-name="Calibri" fo:font-size="11pt" fo:font-weight="normal" style:font-name-asian="Calibri1" style:font-size-asian="11pt" style:font-weight-asian="normal" style:font-name-complex="Calibri1" style:font-size-complex="11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officeooo:rsid="00017d30"/>
    </style:style>
    <style:style style:name="T11" style:family="text">
      <style:text-properties officeooo:rsid="0002e39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4">Controle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4">Versão</text:p>
          </table:table-cell>
          <table:table-cell table:style-name="Table1.A1" office:value-type="string">
            <text:p text:style-name="P34">Data</text:p>
          </table:table-cell>
          <table:table-cell table:style-name="Table1.A1" office:value-type="string">
            <text:p text:style-name="P34">Autor</text:p>
          </table:table-cell>
          <table:table-cell table:style-name="Table1.A1" office:value-type="string">
            <text:p text:style-name="P34">Notas da Revisão</text:p>
          </table:table-cell>
        </table:table-row>
        <table:table-row table:style-name="Table1.3">
          <table:table-cell table:style-name="Table1.A3" office:value-type="string">
            <text:p text:style-name="P6"><text:span text:style-name="T1">0</text:span><text:span text:style-name="T3">5</text:span></text:p>
          </table:table-cell>
          <table:table-cell table:style-name="Table1.A3" office:value-type="string">
            <text:p text:style-name="P6">2<text:span text:style-name="T11">8</text:span><text:span text:style-name="T1">/0</text:span>4<text:span text:style-name="T1">/2017</text:span></text:p>
          </table:table-cell>
          <table:table-cell table:style-name="Table1.A3" office:value-type="string">
            <text:p text:style-name="P6">Rhenan Konrad</text:p>
          </table:table-cell>
          <table:table-cell table:style-name="Table1.A3" office:value-type="string">
            <text:p text:style-name="P57">Revisão dos Objetivos Smart</text:p>
          </table:table-cell>
        </table:table-row>
      </table:table>
      <text:p text:style-name="P7"><text:span text:style-name="T4">[Termo de abertura baseado na técnica </text:span><text:a xlink:type="simple" xlink:href="http://escritoriodeprojetos.com.br/5w2h" text:style-name="Internet_20_link" text:visited-style-name="Visited_20_Internet_20_Link"><text:span text:style-name="T6">5W2H</text:span></text:a><text:span text:style-name="T4">.]</text:span></text:p>
      <text:p text:style-name="P36"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30j0zll" text:style-name="Index_20_Link" text:visited-style-name="Index_20_Link"><text:span text:style-name="T7">Objetivos Deste Documento</text:span></text:a><text:span text:style-name="T7"><text:tab/>2</text:span></text:p>
          <text:p text:style-name="P14"><text:a xlink:type="simple" xlink:href="#_1fob9te" text:style-name="Index_20_Link" text:visited-style-name="Index_20_Link"><text:span text:style-name="T7">Why? Por que?</text:span></text:a><text:span text:style-name="T7"><text:tab/>2</text:span></text:p>
          <text:p text:style-name="P19"><text:a xlink:type="simple" xlink:href="#_3znysh7" text:style-name="Index_20_Link" text:visited-style-name="Index_20_Link"><text:span text:style-name="T8">Justificativa do projeto</text:span></text:a><text:span text:style-name="T8"><text:tab/>2</text:span></text:p>
          <text:p text:style-name="P19"><text:a xlink:type="simple" xlink:href="#_2et92p0" text:style-name="Index_20_Link" text:visited-style-name="Index_20_Link"><text:span text:style-name="T8">Objetivos SMART</text:span></text:a><text:span text:style-name="T8"><text:tab/>2</text:span></text:p>
          <text:p text:style-name="P19"><text:a xlink:type="simple" xlink:href="#_tyjcwt" text:style-name="Index_20_Link" text:visited-style-name="Index_20_Link"><text:span text:style-name="T8">Benefícios</text:span></text:a><text:span text:style-name="T8"><text:tab/>2</text:span></text:p>
          <text:p text:style-name="P14"><text:a xlink:type="simple" xlink:href="#_3dy6vkm" text:style-name="Index_20_Link" text:visited-style-name="Index_20_Link"><text:span text:style-name="T7">What? O que?</text:span></text:a><text:span text:style-name="T7"><text:tab/>2</text:span></text:p>
          <text:p text:style-name="P19"><text:a xlink:type="simple" xlink:href="#_1t3h5sf" text:style-name="Index_20_Link" text:visited-style-name="Index_20_Link"><text:span text:style-name="T8">Produtos, Serviços ou Resultados esperados</text:span></text:a><text:span text:style-name="T8"><text:tab/>3</text:span></text:p>
          <text:p text:style-name="P19"><text:a xlink:type="simple" xlink:href="#_4d34og8" text:style-name="Index_20_Link" text:visited-style-name="Index_20_Link"><text:span text:style-name="T8">Requisitos</text:span></text:a><text:span text:style-name="T8"><text:tab/>3</text:span></text:p>
          <text:p text:style-name="P14"><text:a xlink:type="simple" xlink:href="#_2s8eyo1" text:style-name="Index_20_Link" text:visited-style-name="Index_20_Link"><text:span text:style-name="T7">Who? Quem? Partes interessadas do projeto</text:span></text:a><text:span text:style-name="T7"><text:tab/>3</text:span></text:p>
          <text:p text:style-name="P19"><text:a xlink:type="simple" xlink:href="#_b2ketunzl556" text:style-name="Index_20_Link" text:visited-style-name="Index_20_Link"><text:span text:style-name="T8">Partes Interessadas Externas</text:span></text:a><text:span text:style-name="T8"><text:tab/>3</text:span></text:p>
          <text:p text:style-name="P19"><text:a xlink:type="simple" xlink:href="#_pxybgvoh1mbk" text:style-name="Index_20_Link" text:visited-style-name="Index_20_Link"><text:span text:style-name="T8">Partes Interessadas que Implementam Risco</text:span></text:a><text:span text:style-name="T8"><text:tab/>4</text:span></text:p>
          <text:p text:style-name="P19"><text:a xlink:type="simple" xlink:href="#_6w11ulyotvpi" text:style-name="Index_20_Link" text:visited-style-name="Index_20_Link"><text:span text:style-name="T8">Partes Interessadas Internas <text:s/>(equipe)</text:span></text:a><text:span text:style-name="T8"><text:tab/>4</text:span></text:p>
          <text:p text:style-name="P14"><text:a xlink:type="simple" xlink:href="#_17dp8vu" text:style-name="Index_20_Link" text:visited-style-name="Index_20_Link"><text:span text:style-name="T7">Where? Onde?</text:span></text:a><text:span text:style-name="T7"><text:tab/>4</text:span></text:p>
          <text:p text:style-name="P14"><text:a xlink:type="simple" xlink:href="#_3rdcrjn" text:style-name="Index_20_Link" text:visited-style-name="Index_20_Link"><text:span text:style-name="T7">How? Como?</text:span></text:a><text:span text:style-name="T7"><text:tab/>4</text:span></text:p>
          <text:p text:style-name="P19"><text:a xlink:type="simple" xlink:href="#_26in1rg" text:style-name="Index_20_Link" text:visited-style-name="Index_20_Link"><text:span text:style-name="T8">Premissas</text:span></text:a><text:span text:style-name="T8"><text:tab/>4</text:span></text:p>
          <text:p text:style-name="P19"><text:a xlink:type="simple" xlink:href="#_p5bmvuyjhq7m" text:style-name="Index_20_Link" text:visited-style-name="Index_20_Link"><text:span text:style-name="T8">Estrutura Analítica do Projeto</text:span></text:a><text:span text:style-name="T8"><text:tab/>5</text:span></text:p>
          <text:p text:style-name="P19"><text:a xlink:type="simple" xlink:href="#_35nkun2" text:style-name="Index_20_Link" text:visited-style-name="Index_20_Link"><text:span text:style-name="T8">Restrições</text:span></text:a><text:span text:style-name="T8"><text:tab/>6</text:span></text:p>
          <text:p text:style-name="P19"><text:a xlink:type="simple" xlink:href="#_1ksv4uv" text:style-name="Index_20_Link" text:visited-style-name="Index_20_Link"><text:span text:style-name="T8">Riscos</text:span></text:a><text:span text:style-name="T8"><text:tab/>6</text:span></text:p>
          <text:p text:style-name="P14"><text:a xlink:type="simple" xlink:href="#_44sinio" text:style-name="Index_20_Link" text:visited-style-name="Index_20_Link"><text:span text:style-name="T7">When? Quando? Linha do Tempo</text:span></text:a><text:span text:style-name="T7"><text:tab/>6</text:span></text:p>
          <text:p text:style-name="P14"><text:a xlink:type="simple" xlink:href="#_2jxsxqh" text:style-name="Index_20_Link" text:visited-style-name="Index_20_Link"><text:span text:style-name="T7">How Much? Quanto? Custos</text:span></text:a><text:span text:style-name="T7"><text:tab/>7</text:span></text:p>
          <text:p text:style-name="P15"><text:a xlink:type="simple" xlink:href="#_2datrqb84pev" text:style-name="Index_20_Link" text:visited-style-name="Index_20_Link"><text:span text:style-name="T7">Aprovação</text:span></text:a><text:span text:style-name="T7"><text:tab/>8</text:span></text:p>
        </text:index-body>
      </text:table-of-content>
      <text:p text:style-name="P58"><text:bookmark text:name="_30j0zll"/><text:soft-page-break/>Objetivos Deste Documento</text:p>
      <text:p text:style-name="P20">Este documento tem por objetivo autorizar o início do projeto, definir sua importância e estruturar o processo de desenvolvimento. Além disso, atribuir principais responsáveis e documentar requisitos iniciais, principais entregas, premissas e restrições.</text:p>
      <text:p text:style-name="P18"/>
      <text:p text:style-name="P18"/>
      <text:list xml:id="list4597943865242112879" text:style-name="WWNum6">
        <text:list-item>
          <text:p text:style-name="P59"><text:bookmark text:name="_yslbcveppt5d"/>Why? Por que?</text:p>
        </text:list-item>
      </text:list>
      <text:p text:style-name="P18"/>
      <text:list xml:id="list170631043311917" text:continue-numbering="true" text:style-name="WWNum6">
        <text:list-item>
          <text:list>
            <text:list-item>
              <text:p text:style-name="P61"><text:bookmark text:name="_3znysh7"/>Justificativa do projeto</text:p>
            </text:list-item>
          </text:list>
        </text:list-item>
      </text:list>
      <text:p text:style-name="P22"/>
      <text:p text:style-name="P27">O desenvolvimento do sistema Sebo nasceu da necessidade de se facilitar o encontro entre leitores que estejam disposto a realizar a troca de exemplares literários já lidos, facilitando assim a interação, troca de ideias, discussão e leituras de novos livros pelos usuários, sem a necessidade da compra de novos exemplares e armazenamento de exemplares antigos não mais utilizados.</text:p>
      <text:p text:style-name="P22"/>
      <text:list xml:id="list170631688550880" text:continue-numbering="true" text:style-name="WWNum6">
        <text:list-item>
          <text:list>
            <text:list-item>
              <text:p text:style-name="P61"><text:bookmark text:name="_2et92p0"/>Objetivos SMART</text:p>
            </text:list-item>
          </text:list>
        </text:list-item>
      </text:list>
      <text:p text:style-name="P25"/>
      <text:p text:style-name="P29"><text:span text:style-name="T1">Os objetivos a serem alcançados </text:span>neste<text:span text:style-name="T1"> projeto, para que o mesmo cumpra as metas da empresa são:</text:span></text:p>
      <text:list xml:id="list500286959145416755" text:style-name="WWNum5">
        <text:list-item>
          <text:p text:style-name="P37"><text:span text:style-name="T1">Objetivo SMART 01: </text:span><text:span text:style-name="T2">Criar o termo de abertura do projeto, cronograma, escopo, identificar riscos e custos do projeto até 05/05/2017. - </text:span><text:span text:style-name="T3">Gerente de Projetos</text:span></text:p>
        </text:list-item>
        <text:list-item>
          <text:p text:style-name="P37"><text:span text:style-name="T1">Objetivo SMART 02: </text:span><text:span text:style-name="T2">Consolidar os requisitos do projeto até</text:span><text:span text:style-name="T1"> </text:span><text:span text:style-name="T2">01</text:span>/<text:span text:style-name="T10">07</text:span>/<text:span text:style-name="T10">2017</text:span>. - <text:span text:style-name="T11">Gerente de Requisitos</text:span></text:p>
        </text:list-item>
        <text:list-item>
          <text:p text:style-name="P37"><text:span text:style-name="T1">Objetivo SMART 03: </text:span><text:span text:style-name="T2">Entregar o Projeto detalhado de software até</text:span> <text:span text:style-name="T10">01</text:span>/<text:span text:style-name="T10">08</text:span>/<text:span text:style-name="T10">2017</text:span>. - <text:span text:style-name="T11">Gerente de Projetos</text:span></text:p>
        </text:list-item>
        <text:list-item>
          <text:p text:style-name="P37"><text:span text:style-name="T1">Objetivo SMART 04: </text:span><text:span text:style-name="T3">Implementar versão final do software em 01/12/2017. - Gerente de Projetos</text:span></text:p>
        </text:list-item>
        <text:list-item>
          <text:p text:style-name="P44"><text:span text:style-name="T1">Objetivo SMART 05: Realizar integrações e testes até 01/02/2018. - Analista de Testes</text:span></text:p>
        </text:list-item>
      </text:list>
      <text:p text:style-name="P22"/>
      <text:list xml:id="list170631318110258" text:continue-list="list170631688550880" text:style-name="WWNum6">
        <text:list-item>
          <text:list>
            <text:list-item>
              <text:p text:style-name="P61"><text:bookmark text:name="_tyjcwt"/>Benefícios</text:p>
            </text:list-item>
          </text:list>
        </text:list-item>
      </text:list>
      <text:p text:style-name="P25"/>
      <text:p text:style-name="P30"><text:span text:style-name="T1">O sistema Sebo tem por objetivo tornar mais fácil </text:span>o relacionamento <text:span text:style-name="T1">entre leitores. Com a implantação do sistema, será </text:span>aprimorada a <text:span text:style-name="T1">prática </text:span>de<text:span text:style-name="T1"> troca de exemplares literários entre pessoas desconhecidas e isso fomentará o hábito de leitura entre os usuários do sistema.</text:span></text:p>
      <text:p text:style-name="P18"/>
      <text:p text:style-name="P18"/>
      <text:p text:style-name="P18"/>
      <text:list xml:id="list170630960372190" text:continue-numbering="true" text:style-name="WWNum6">
        <text:list-item>
          <text:p text:style-name="P59"><text:bookmark text:name="_mlbl9ms3bm8n"/><text:soft-page-break/>What? O que?</text:p>
        </text:list-item>
      </text:list>
      <text:p text:style-name="P18"/>
      <text:list xml:id="list170631797199439" text:continue-numbering="true" text:style-name="WWNum6">
        <text:list-item>
          <text:list>
            <text:list-item>
              <text:p text:style-name="P61"><text:bookmark text:name="_1t3h5sf"/>Produtos, Serviços ou Resultados esperados</text:p>
            </text:list-item>
          </text:list>
        </text:list-item>
      </text:list>
      <text:p text:style-name="P25"/>
      <text:list xml:id="list2796398612186772501" text:style-name="WWNum1">
        <text:list-item>
          <text:p text:style-name="P38"><text:span text:style-name="T1">Objetivo SMART 01: </text:span><text:span text:style-name="T3">Termo de Abertura do Projeto, Análise SWOT, Orçamento do Projeto, Cronograma, Documento de Escopo</text:span>.</text:p>
        </text:list-item>
        <text:list-item>
          <text:p text:style-name="P40">Objetivo SMART 02: <text:span text:style-name="T11">Documento de Requisitos</text:span>.</text:p>
        </text:list-item>
        <text:list-item>
          <text:p text:style-name="P38"><text:span text:style-name="T1">Objetivo SMART 03: </text:span><text:span text:style-name="T3">Desgin do Software</text:span>.</text:p>
        </text:list-item>
        <text:list-item>
          <text:p text:style-name="P38"><text:span text:style-name="T1">Objetivo SMART 04: </text:span><text:span text:style-name="T3">Versão inicial do software.</text:span></text:p>
        </text:list-item>
        <text:list-item>
          <text:p text:style-name="P45"><text:span text:style-name="T3">O</text:span><text:span text:style-name="T1">bjetivo SMART 05: Relatórios de testes.</text:span></text:p>
        </text:list-item>
      </text:list>
      <text:p text:style-name="P22"/>
      <text:list xml:id="list170631758625072" text:continue-list="list170631797199439" text:style-name="WWNum6">
        <text:list-item>
          <text:list>
            <text:list-item>
              <text:p text:style-name="P61"><text:bookmark text:name="_4d34og8"/>Requisitos</text:p>
            </text:list-item>
          </text:list>
        </text:list-item>
      </text:list>
      <text:p text:style-name="P25"/>
      <text:list xml:id="list5982133658603442748" text:style-name="WWNum2">
        <text:list-item>
          <text:p text:style-name="P47">O usuário deve ser capaz de cadastrar livros para a troca.</text:p>
        </text:list-item>
        <text:list-item>
          <text:p text:style-name="P46"><text:span text:style-name="T1">O livro cadastrado pelo usuário deve conter uma descrição com o nome do livro, autor, editora, impressão, data de compra, estado de conservação e sinopse</text:span>.</text:p>
        </text:list-item>
        <text:list-item>
          <text:p text:style-name="P46">O sistema deverá, através do nome cadastrado ao livro, busca avaliações do mesmo em sites especializados.</text:p>
        </text:list-item>
        <text:list-item>
          <text:p text:style-name="P47">O usuário deve ser capaz de procurar por livros disponíveis para troca em sua região.</text:p>
        </text:list-item>
        <text:list-item>
          <text:p text:style-name="P46"><text:span text:style-name="T1">O usuário deverá selecionar quais livros disponíveis em sua região são de seu interesse e quando esse interess</text:span>e<text:span text:style-name="T1"> for m</text:span>ú<text:span text:style-name="T1">tuo, entre os dois usuários dispostos a realizar a troca, uma página de chat deverá ficar disponível entre os dois usuários para que os mesmos </text:span>possam negociar <text:span text:style-name="T1">a troca do livro.</text:span></text:p>
        </text:list-item>
        <text:list-item>
          <text:p text:style-name="P46"><text:span text:style-name="T1">Após a troca realizada, o usuário deverá ser capaz de avaliar o processo de troca em uma escala de 1 a 5, sendo 1 “processo ruim, insatisfeito” e </text:span>5 <text:span text:style-name="T1">“processo bem executado, satisfeito”</text:span></text:p>
        </text:list-item>
        <text:list-item>
          <text:p text:style-name="P46">Na página em que os livros serão exibidos, o sistema deverá indicar links para lojas virtuais que vendam o livro em questão, caso o usuário sinta interesse em adquirir um exemplar novo.</text:p>
        </text:list-item>
      </text:list>
      <text:p text:style-name="P18"/>
      <text:p text:style-name="P18"/>
      <text:list xml:id="list170630881406402" text:continue-list="list170631758625072" text:style-name="WWNum6">
        <text:list-item>
          <text:p text:style-name="P59"><text:bookmark text:name="_upaxidw9c6rg"/>Who? Quem? Partes interessadas do projeto</text:p>
        </text:list-item>
      </text:list>
      <text:p text:style-name="P18"/>
      <text:list xml:id="list170631104281961" text:continue-numbering="true" text:style-name="WWNum6">
        <text:list-item>
          <text:list>
            <text:list-item>
              <text:p text:style-name="P62"><text:bookmark text:name="_b2ketunzl556"/>Partes Interessadas Externas</text:p>
            </text:list-item>
          </text:list>
        </text:list-item>
      </text:list>
      <text:p text:style-name="P23"><text:tab/>As partes interessadas externas consistem principalmente em usuários do serviço e em empresas atuantes no setor literário, como livrarias e sites especializados em avaliações. As livrarias são partes interessadas pois haverão links que redirecionarão o usuário às lojas virtuais, no caso do usuário optar por comprar um novo exemplar do livro ao invés de tentar obtê-lo através de troca. Os sites de <text:soft-page-break/>avaliação serão partes interessadas pois o sistema buscará - neles - avaliações para cada exemplar literário cadastrado pelos usuários no sistema.</text:p>
      <text:p text:style-name="P23"/>
      <text:list xml:id="list170630948561928" text:continue-numbering="true" text:style-name="WWNum6">
        <text:list-item>
          <text:list>
            <text:list-item>
              <text:p text:style-name="P62"><text:bookmark text:name="_pxybgvoh1mbk"/>Partes Interessadas que Implementam Risco</text:p>
            </text:list-item>
          </text:list>
        </text:list-item>
      </text:list>
      <text:p text:style-name="P23"><text:tab/>O Sistema Sebo é um advento da tecnologia moderna e busca nos sistemas de informações um novo conceito em compartilhamento de produções textuais. Entretanto, a idéia de se trocar exemplares literários não é nova e centenas de estabelecimentos físicos com este mesmo intuito existem espalhados pelo país e portanto, são partes interessadas no projeto. Não é objetivo do Sistema Sebo a extinção deste serviço de forma física, mas sim o aprimoramento do processo de troca.</text:p>
      <text:p text:style-name="P22"/>
      <text:list xml:id="list170631831396676" text:continue-numbering="true" text:style-name="WWNum6">
        <text:list-item>
          <text:list>
            <text:list-item>
              <text:p text:style-name="P62"><text:bookmark text:name="_6w11ulyotvpi"/>Partes Interessadas Internas <text:s/>(equipe)</text:p>
            </text:list-item>
          </text:list>
        </text:list-item>
      </text:list>
      <text:p text:style-name="P23"><text:tab/>As partes interessadas internas ao projeto consistem na equipe de desenvolvimento do sistema (stakeholders). O produto a ser gerado é um conceito elaborado pelos stakeholders e a eles competem todas as funções descritas no processo formal, bem como a elaboração de toda a documentação pertinente ao produto.</text:p>
      <text:p text:style-name="P18"/>
      <text:p text:style-name="P18"/>
      <text:list xml:id="list170630181992577" text:continue-numbering="true" text:style-name="WWNum6">
        <text:list-item>
          <text:p text:style-name="P59"><text:bookmark text:name="_17dp8vu"/>Where? Onde?</text:p>
        </text:list-item>
      </text:list>
      <text:p text:style-name="P21">O processo de desenvolvimento do produto será executado de forma remota, adotando-se o modelo <text:s/>home office, onde cada stakeholder desenvolverá suas atividades em suas respectivas residências, sem a necessidade de uma base ou escritório compartilhado.</text:p>
      <text:p text:style-name="P18"/>
      <text:p text:style-name="P18"/>
      <text:list xml:id="list170631521173918" text:continue-numbering="true" text:style-name="WWNum6">
        <text:list-item>
          <text:p text:style-name="P59"><text:bookmark text:name="_mv23g88lr3e8"/>How? Como?</text:p>
        </text:list-item>
      </text:list>
      <text:p text:style-name="P18"/>
      <text:list xml:id="list170630302795493" text:continue-numbering="true" text:style-name="WWNum6">
        <text:list-item>
          <text:list>
            <text:list-item>
              <text:p text:style-name="P61"><text:bookmark text:name="_26in1rg"/>Premissas</text:p>
            </text:list-item>
          </text:list>
        </text:list-item>
      </text:list>
      <text:p text:style-name="P31">P1: A equipe pode não estar disponível para reuniões semanais</text:p>
      <text:p text:style-name="P31">P2: Há a possibilidade de atraso nas entregas em detrimento de outros projetos</text:p>
      <text:p text:style-name="P32">P3: Cada baseline do projeto será gerada em até sete dias</text:p>
      <text:p text:style-name="P32">P4: Todos os stakeholders estarão disponíveis virtualmente para consulta a qualquer momento</text:p>
      <text:p text:style-name="P32">P5: O sistema será totalmente desenvolvido em até 12 meses</text:p>
      <text:p text:style-name="P32">P6: O orçamento não será extrapolado</text:p>
      <text:p text:style-name="P32">P7: Haverá a aceitação do Sistema Sebo por todas as parcelas de usuários esperados</text:p>
      <text:p text:style-name="P32"/>
      <text:list xml:id="list170630147472797" text:continue-numbering="true" text:style-name="WWNum6">
        <text:list-item>
          <text:list>
            <text:list-item>
              <text:p text:style-name="P61"><text:bookmark text:name="_p5bmvuyjhq7m"/>Estrutura Analítica do Projeto</text:p>
            </text:list-item>
          </text:list>
        </text:list-item>
      </text:list>
      <text:list xml:id="list4299278270883903166" text:style-name="WWNum7">
        <text:list-item>
          <text:p text:style-name="P48">Sistema Sebo</text:p>
          <text:list>
            <text:list-item>
              <text:p text:style-name="P49"><text:soft-page-break/>Fase 1: Gerenciamento do Projeto</text:p>
              <text:list>
                <text:list-item>
                  <text:p text:style-name="P50">Gerenciamento de Integração</text:p>
                </text:list-item>
                <text:list-item>
                  <text:p text:style-name="P50">Gerenciamento de Qualidade</text:p>
                </text:list-item>
                <text:list-item>
                  <text:p text:style-name="P50">Gerenciamento de Aquisições</text:p>
                </text:list-item>
                <text:list-item>
                  <text:p text:style-name="P50">Gerenciamento de Escopo</text:p>
                </text:list-item>
                <text:list-item>
                  <text:p text:style-name="P50">Gerenciamento de Recursos Humanos</text:p>
                </text:list-item>
                <text:list-item>
                  <text:p text:style-name="P50">Gerenciamento de Partes Interessadas</text:p>
                </text:list-item>
                <text:list-item>
                  <text:p text:style-name="P50">Gerenciamento de Tempo</text:p>
                </text:list-item>
                <text:list-item>
                  <text:p text:style-name="P50">Gerenciamento das Comunicações</text:p>
                </text:list-item>
                <text:list-item>
                  <text:p text:style-name="P50">Gerenciamento de Custos</text:p>
                </text:list-item>
                <text:list-item>
                  <text:p text:style-name="P50">Gerenciamento de Riscos</text:p>
                </text:list-item>
              </text:list>
            </text:list-item>
            <text:list-item>
              <text:p text:style-name="P49">Fase 2: Requisitos do Produto</text:p>
              <text:list>
                <text:list-item>
                  <text:p text:style-name="P50">Coleta de Requisitos</text:p>
                </text:list-item>
                <text:list-item>
                  <text:p text:style-name="P50">Análise de Requisitos</text:p>
                </text:list-item>
                <text:list-item>
                  <text:p text:style-name="P50">Elicitação de Requisitos</text:p>
                </text:list-item>
                <text:list-item>
                  <text:p text:style-name="P50">Documentação de Requisitos</text:p>
                </text:list-item>
              </text:list>
            </text:list-item>
            <text:list-item>
              <text:p text:style-name="P51">Fase 3: Projeto Detalhado</text:p>
              <text:list>
                <text:list-item>
                  <text:p text:style-name="P50">Projeto de Banco de Dados</text:p>
                </text:list-item>
                <text:list-item>
                  <text:p text:style-name="P50">Projeto de Interface</text:p>
                </text:list-item>
                <text:list-item>
                  <text:p text:style-name="P50">Modelagem das Relações dos Módulos</text:p>
                </text:list-item>
              </text:list>
            </text:list-item>
            <text:list-item>
              <text:p text:style-name="P49">Fase 4: Construção</text:p>
              <text:list>
                <text:list-item>
                  <text:p text:style-name="P50">Concepção</text:p>
                </text:list-item>
                <text:list-item>
                  <text:p text:style-name="P50">Especificação</text:p>
                </text:list-item>
                <text:list-item>
                  <text:p text:style-name="P50">Design das Interfaces</text:p>
                </text:list-item>
                <text:list-item>
                  <text:p text:style-name="P50">Prototipação</text:p>
                </text:list-item>
                <text:list-item>
                  <text:p text:style-name="P50">Codificação</text:p>
                </text:list-item>
                <text:list-item>
                  <text:p text:style-name="P50">Verificação</text:p>
                </text:list-item>
              </text:list>
            </text:list-item>
            <text:list-item>
              <text:p text:style-name="P49">fase 5: Integração e Testes</text:p>
              <text:list>
                <text:list-item>
                  <text:p text:style-name="P50">Junção dos Módulos</text:p>
                </text:list-item>
                <text:list-item>
                  <text:p text:style-name="P50">Realização dos testes</text:p>
                </text:list-item>
              </text:list>
            </text:list-item>
          </text:list>
        </text:list-item>
      </text:list>
      <text:p text:style-name="P22"/>
      <text:p text:style-name="P22">O diagrama WBS referente à essa estrutura analítica pode ser consultado em: </text:p>
      <text:p text:style-name="P22"><text:a xlink:type="simple" xlink:href="https://raw.githubusercontent.com/Rhenanrk/gps_sebo/master/Docs/Diagrama%20WPS/thumbnail_WBSSebo(image).jpg" text:style-name="Internet_20_link" text:visited-style-name="Visited_20_Internet_20_Link"><text:span text:style-name="T9">https://raw.githubusercontent.com/Rhenanrk/gps_sebo/master/Docs/Diagrama%20WPS/thumbnail_WBSSebo(image).jpg</text:span></text:a></text:p>
      <text:p text:style-name="P22"/>
      <text:list xml:id="list170630531751617" text:continue-list="list170630147472797" text:style-name="WWNum6">
        <text:list-item>
          <text:list>
            <text:list-item>
              <text:p text:style-name="P61"><text:bookmark text:name="_35nkun2"/>Restrições</text:p>
            </text:list-item>
          </text:list>
        </text:list-item>
      </text:list>
      <text:p text:style-name="P29">RE1: O sistema deve ser desenvolvido em Java</text:p>
      <text:p text:style-name="P29">RE2: A carga horária máxima de trabalho de cada stakeholder é de 10 horas diárias</text:p>
      <text:p text:style-name="P29">RE3: Cada baseline não deverá abranger um período superior a 10 dias</text:p>
      <text:p text:style-name="P29">RE4: Toda a documentação gerada deverá ser hospedada em um repositório online e disponível a todos os colaboradores</text:p>
      <text:p text:style-name="P29"><text:soft-page-break/>RE5: O prazo máximo para a conclusão do projeto é de 12 meses, a partir da data de validação deste documento</text:p>
      <text:p text:style-name="P29">RE6: O sistema de banco de dados deverá ser baseado em SQL</text:p>
      <text:p text:style-name="P29"/>
      <text:list xml:id="list170629852462896" text:continue-numbering="true" text:style-name="WWNum6">
        <text:list-item>
          <text:list>
            <text:list-item>
              <text:p text:style-name="P61"><text:bookmark text:name="_1ksv4uv"/>Riscos</text:p>
            </text:list-item>
          </text:list>
        </text:list-item>
      </text:list>
      <text:p text:style-name="P28">RI1: A equipe pode não estar disponível para nenhuma reunião presencial</text:p>
      <text:p text:style-name="P28">RI2: Membros da equipe de desenvolvimento poder ser excluídos do projeto</text:p>
      <text:p text:style-name="P28">RI3: Poderá haver a não aceitação do Sistema Sebo por usuários mais velhos e resistentes</text:p>
      <text:p text:style-name="P28">RI4: O prazo de desenvolvimento pode ser extrapolado</text:p>
      <text:p text:style-name="P28">RI5: Pode ser necessária a utilização de linguagens de programação diferentes da definida anteriormente (Java) em detrimento de algum paradigma computacional</text:p>
      <text:p text:style-name="P28">RI6: Pode não ser possível o relacionamento do Sistema Sebo com partes interessadas externas - livrarias e sites de avaliação - nesse caso, o escopo deverá ser alterado</text:p>
      <text:p text:style-name="P18"/>
      <text:p text:style-name="P18"/>
      <text:list xml:id="list170630297430439" text:continue-numbering="true" text:style-name="WWNum6">
        <text:list-item>
          <text:p text:style-name="P59"><text:bookmark text:name="_44sinio"/>When? Quando? Linha do Tempo</text:p>
        </text:list-item>
      </text:list>
      <text:p text:style-name="P21">Os principais marcos do projeto, isto é, pontos de passagem entre uma etapa e outra do desenvolvimento do Sistema Sebo, <text:s/>estão estreitamente relacionados com as fases descritas anteriormente na EAP. Cada fase possui uma data de início e fim previstas (prazos) e, neste intervalo, os documentos e atividades de projetos deverão ser realizados, entregues e apresentados.</text:p>
      <text:p text:style-name="P21">Os prazos previstos para cada marco, a partir da validação deste documento, são:</text:p>
      <text:list xml:id="list1647486014970179288" text:style-name="WWNum4">
        <text:list-item>
          <text:p text:style-name="P39">Fase 1: Gerenciamento do Projeto</text:p>
          <text:list>
            <text:list-item>
              <text:p text:style-name="P52">60 dias</text:p>
            </text:list-item>
          </text:list>
        </text:list-item>
        <text:list-item>
          <text:p text:style-name="P39">Fase 2: Requisitos do Produto</text:p>
          <text:list>
            <text:list-item>
              <text:p text:style-name="P52">90 dias</text:p>
            </text:list-item>
          </text:list>
        </text:list-item>
        <text:list-item>
          <text:p text:style-name="P41">Fase 3: Projeto Detalhado</text:p>
          <text:list>
            <text:list-item>
              <text:p text:style-name="P53">30 dias</text:p>
            </text:list-item>
          </text:list>
        </text:list-item>
        <text:list-item>
          <text:p text:style-name="P41">Fase 4: Construção</text:p>
          <text:list>
            <text:list-item>
              <text:p text:style-name="P53">120 dias</text:p>
            </text:list-item>
          </text:list>
        </text:list-item>
        <text:list-item>
          <text:p text:style-name="P41">Integração e teste</text:p>
          <text:list>
            <text:list-item>
              <text:p text:style-name="P53">60 dias</text:p>
            </text:list-item>
          </text:list>
        </text:list-item>
      </text:list>
      <text:p text:style-name="P26"/>
      <text:p text:style-name="P18"/>
      <text:list xml:id="list170631545853267" text:continue-list="list170630297430439" text:style-name="WWNum6">
        <text:list-item>
          <text:p text:style-name="P59"><text:bookmark text:name="_2jxsxqh"/>How Much? Quanto? Custos</text:p>
        </text:list-item>
      </text:list>
      <text:p text:style-name="P21">O Sistema Sebo é um projeto idealizado e desenvolvido pelos próprios stakeholders. sendo assim, os custos são flexíveis à medida das necessidades e da possibilidade de aportes <text:s/>de investimentos. Entretanto, uma estimativa de custo para cada marco do projeto (fase) é apresentada a seguir e - durante o desenvolvimento - seus valores, de preferência, não devem <text:soft-page-break/>ser extrapolados, garantindo assim a viabilidade de sua implantação e a competitividade do sistema no mercado.</text:p>
      <text:p text:style-name="P8"/>
      <text:list xml:id="list461507110711510165" text:style-name="WWNum3">
        <text:list-item>
          <text:p text:style-name="P43">Fase 1: Gerenciamento do Projeto</text:p>
          <text:list>
            <text:list-item>
              <text:p text:style-name="P55">R$ 10.000,00</text:p>
            </text:list-item>
          </text:list>
        </text:list-item>
        <text:list-item>
          <text:p text:style-name="P43">Fase 2: Requisitos do Produto</text:p>
          <text:list>
            <text:list-item>
              <text:p text:style-name="P55">R$ 25.000,00</text:p>
            </text:list-item>
          </text:list>
        </text:list-item>
        <text:list-item>
          <text:p text:style-name="P42">Fase 3: Projeto Detalhado</text:p>
          <text:list>
            <text:list-item>
              <text:p text:style-name="P54">R$ 15.000,00</text:p>
            </text:list-item>
          </text:list>
        </text:list-item>
        <text:list-item>
          <text:p text:style-name="P42">Fase 4: Construção</text:p>
          <text:list>
            <text:list-item>
              <text:p text:style-name="P54">R$ 85.000,00</text:p>
            </text:list-item>
          </text:list>
        </text:list-item>
        <text:list-item>
          <text:p text:style-name="P42">Integração e teste</text:p>
          <text:list>
            <text:list-item>
              <text:p text:style-name="P54">R$ 15.000,00</text:p>
            </text:list-item>
          </text:list>
        </text:list-item>
      </text:list>
      <text:p text:style-name="P24">----------------------------------------------------------------------------------</text:p>
      <text:p text:style-name="P24">Custo total previsto: R$ 150.000,00</text:p>
      <text:p text:style-name="P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70630537550322" text:continue-list="list170631545853267" text:style-name="WWNum6">
        <text:list-item>
          <text:p text:style-name="P60"><text:bookmark text:name="_2datrqb84pev"/>Aprovação</text:p>
        </text:list-item>
      </text:list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56">Aprovações</text:p>
          </table:table-cell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56">Participante</text:p>
          </table:table-cell>
          <table:table-cell table:style-name="Table2.A1" office:value-type="string">
            <text:p text:style-name="P56">Assinatura</text:p>
          </table:table-cell>
          <table:table-cell table:style-name="Table2.A1" office:value-type="string">
            <text:p text:style-name="P56">Data</text:p>
          </table:table-cell>
        </table:table-row>
        <table:table-row table:style-name="Table2.3">
          <table:table-cell table:style-name="Table2.A3" office:value-type="string">
            <text:p text:style-name="P33">Patrocinador do Projeto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</table:table-row>
        <table:table-row table:style-name="Table2.3">
          <table:table-cell table:style-name="Table2.A3" office:value-type="string">
            <text:p text:style-name="P33">Gerente do Projeto</text:p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</table:table-row>
      </table:table>
      <text:p text:style-name="P18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a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762cm" fo:margin-right="0cm" fo:margin-top="0.212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762cm" fo:margin-right="0cm" fo:margin-top="0.071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3pt" fo:font-style="normal" style:text-underline-style="none" fo:font-weight="bold" style:font-name-asian="Cambria1" style:font-family-asian="Cambria" style:font-family-generic-asian="system" style:font-pitch-asian="variable" style:font-size-asian="13pt" style:font-style-asian="normal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762cm" fo:margin-right="0cm" fo:margin-top="0.212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bold" style:font-name-asian="Cambria1" style:font-family-asian="Cambria" style:font-family-generic-asian="system" style:font-pitch-asian="variable" style:font-size-asian="14pt" style:font-style-asian="normal" style:font-weight-asian="bold" style:font-name-complex="Cambria1" style:font-family-complex="Cambri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762cm" fo:margin-right="0cm" fo:margin-top="0.071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1pt" fo:font-style="italic" style:text-underline-style="none" fo:font-weight="normal" style:font-name-asian="Cambria1" style:font-family-asian="Cambria" style:font-family-generic-asian="system" style:font-pitch-asian="variable" style:font-size-asian="11pt" style:font-style-asian="italic" style:font-weight-asian="normal" style:font-name-complex="Cambria1" style:font-family-complex="Cambria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62cm" fo:margin-right="0cm" fo:margin-top="0.071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365f91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.762cm" fo:margin-right="0cm" fo:margin-top="0.071cm" fo:margin-bottom="0cm" loext:contextual-spacing="false" fo:line-height="100%" fo:text-align="start" style:justify-single-word="false" fo:keep-together="always" fo:orphans="2" fo:widows="2" fo:text-indent="-0.762cm" style:auto-text-indent="false" fo:keep-with-next="always"/>
      <style:text-properties fo:font-variant="normal" fo:text-transform="none" fo:color="#243f60" style:text-line-through-style="none" style:text-line-through-type="none" style:text-position="0% 100%" style:font-name="Cambria" fo:font-family="Cambria" style:font-family-generic="roman" style:font-pitch="variable" fo:font-size="11pt" fo:font-style="normal" style:text-underline-style="none" fo:font-weight="normal" style:font-name-asian="Cambria1" style:font-family-asian="Cambria" style:font-family-generic-asian="system" style:font-pitch-asian="variable" style:font-size-asian="11pt" style:font-style-asian="normal" style:font-weight-asian="normal" style:font-name-complex="Cambria1" style:font-family-complex="Cambria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/>
      <style:text-properties fo:font-variant="normal" fo:text-transform="none" fo:color="#1f497d" style:text-line-through-style="none" style:text-line-through-type="none" style:text-position="0% 100%" style:font-name="Cambria" fo:font-family="Cambria" style:font-family-generic="roman" style:font-pitch="variable" fo:font-size="14pt" fo:font-style="normal" style:text-underline-style="none" fo:font-weight="normal" style:font-name-asian="Cambria1" style:font-family-asian="Cambria" style:font-family-generic-asian="system" style:font-pitch-asian="variable" style:font-size-asian="14pt" style:font-style-asian="normal" style:font-weight-asian="normal" style:font-name-complex="Cambria1" style:font-family-complex="Cambria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1pt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1pt" fo:font-weight="normal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style:text-underline-style="none" fo:font-weight="normal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0.635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1.27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1.905cm" fo:margin-left="3.048cm"/>
        </style:list-level-properties>
      </text:list-level-style-number>
      <text:list-level-style-number text:level="5" style:num-suffix="." style:num-format="1" text:start-value="13" text:display-levels="5">
        <style:list-level-properties text:list-level-position-and-space-mode="label-alignment">
          <style:list-level-label-alignment text:label-followed-by="listtab" fo:text-indent="2.54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3.175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3.81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4.443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5.08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4.901cm" fo:margin-top="0cm" fo:margin-bottom="0cm" table:align="center" style:writing-mode="lr-tb"/>
    </style:style>
    <style:style style:name="Table3.A" style:family="table-column">
      <style:table-column-properties style:column-width="11.453cm"/>
    </style:style>
    <style:style style:name="Table3.B" style:family="table-column">
      <style:table-column-properties style:column-width="3.448cm"/>
    </style:style>
    <style:style style:name="Table3.1" style:family="table-row">
      <style:table-row-properties style:min-row-height="1.411cm" fo:keep-together="auto"/>
    </style:style>
    <style:style style:name="Table3.A1" style:family="table-cell">
      <style:table-cell-properties style:vertical-align="middle" fo:background-color="#ffffff" fo:padding-left="0.173cm" fo:padding-right="0.191cm" fo:padding-top="0cm" fo:padding-bottom="0cm" fo:border="0.5pt solid #00000a" style:writing-mode="lr-tb">
        <style:background-image/>
      </style:table-cell-properties>
    </style:style>
    <style:style style:name="Table3.2" style:family="table-row">
      <style:table-row-properties style:min-row-height="1.129cm" fo:keep-together="auto"/>
    </style:style>
    <style:style style:name="Table4" style:family="table">
      <style:table-properties style:width="15.452cm" fo:margin-top="0cm" fo:margin-bottom="0cm" table:align="center" style:writing-mode="lr-tb"/>
    </style:style>
    <style:style style:name="Table4.A" style:family="table-column">
      <style:table-column-properties style:column-width="7.885cm"/>
    </style:style>
    <style:style style:name="Table4.B" style:family="table-column">
      <style:table-column-properties style:column-width="7.56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a" fo:border-bottom="none" style:writing-mode="lr-tb">
        <style:background-image/>
      </style:table-cell-properties>
    </style:style>
    <style:style style:name="Table4.A2" style:family="table-cell">
      <style:table-cell-properties style:vertical-align="middle"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1.249cm" fo:margin-bottom="0cm" loext:contextual-spacing="false" fo:line-height="115%" fo:text-align="start" style:justify-single-word="false" fo:keep-together="auto" fo:orphans="0" fo:widows="0" fo:text-indent="0cm" style:auto-text-indent="false" fo:keep-with-next="auto"/>
    </style:style>
    <style:style style:name="MP2" style:family="paragraph" style:parent-style-name="Standard">
      <style:paragraph-properties fo:margin-top="0cm" fo:margin-bottom="0.423cm" loext:contextual-spacing="false" fo:line-height="100%" fo:text-align="center" style:justify-single-word="false"/>
    </style:style>
    <style:style style:name="MP3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margin-left="0cm" fo:margin-right="0cm" fo:margin-top="0cm" fo:margin-bottom="0.423cm" loext:contextual-spacing="false" fo:line-height="100%" fo:text-align="center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7" style:family="paragraph" style:parent-style-name="Standard">
      <style:paragraph-properties fo:margin-left="0cm" fo:margin-right="0cm" fo:margin-top="0.212cm" fo:margin-bottom="0.212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8" style:family="paragraph" style:parent-style-name="Standard">
      <style:paragraph-properties fo:margin-left="0cm" fo:margin-right="0cm" fo:margin-top="0.212cm" fo:margin-bottom="0.212cm" loext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Standard">
      <style:paragraph-properties fo:margin-top="0cm" fo:margin-bottom="0.423cm" loext:contextual-spacing="false" fo:line-height="100%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10" style:family="paragraph" style:parent-style-name="Standard">
      <style:paragraph-properties fo:margin-left="0cm" fo:margin-right="0cm" fo:margin-top="0.212cm" fo:margin-bottom="0.212cm" loext:contextual-spacing="false" fo:line-height="100%" fo:text-align="end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11" style:family="paragraph" style:parent-style-name="Standard">
      <style:paragraph-properties fo:margin-left="0cm" fo:margin-right="0cm" fo:margin-top="0cm" fo:margin-bottom="1.249cm" loext:contextual-spacing="false" fo:line-height="100%" fo:text-align="start" style:justify-single-word="false" fo:keep-together="auto" fo:orphans="2" fo:widows="2" fo:text-indent="0cm" style:auto-text-indent="fals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a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244061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3cm" fo:background-color="#ffffff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2">TERMO DE ABERTURA DO PROJETO</text:p>
            </table:table-cell>
            <table:table-cell table:style-name="Table3.A1" table:number-rows-spanned="2" office:value-type="string">
              <text:p text:style-name="MP3"><draw:frame draw:style-name="Mfr1" draw:name="image2.png" text:anchor-type="as-char" svg:width="2.99cm" svg:height="2.249cm" draw:z-index="7"><draw:image xlink:href="Pictures/10000201000000710000005583ECC05E195D1A3E.png" xlink:type="simple" xlink:show="embed" xlink:actuate="onLoad"/><svg:desc>images.png</svg:desc></draw:frame></text:p>
            </table:table-cell>
          </table:table-row>
          <table:table-row table:style-name="Table3.2">
            <table:table-cell table:style-name="Table3.A1" office:value-type="string">
              <text:p text:style-name="MP4"><text:span text:style-name="MT1">SEBO - TROCA DE LIVROS INTELI</text:span>GENTE </text:p>
            </table:table-cell>
            <table:covered-table-cell/>
          </table:table-row>
        </table:table>
        <text:p text:style-name="MP5"/>
      </style:header>
      <style:footer>
        <text:p text:style-name="MP6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7">Termo de abertura do Projeto</text:p>
            </table:table-cell>
            <table:table-cell table:style-name="Table4.A1" office:value-type="string">
              <text:p text:style-name="MP8"><text:span text:style-name="MT2">Página </text:span><text:span text:style-name="MT2"><text:page-number text:select-page="current">8</text:page-number></text:span><text:span text:style-name="MT2"> de </text:span><text:span text:style-name="MT2"><text:page-count>8</text:page-count></text:span></text:p>
            </table:table-cell>
          </table:table-row>
          <table:table-row table:style-name="Table4.1">
            <table:table-cell table:style-name="Table4.A2" office:value-type="string">
              <text:p text:style-name="MP9">SEBO - TROCA DE LIVROS INTELIGENTE </text:p>
            </table:table-cell>
            <table:table-cell table:style-name="Table4.A2" office:value-type="string">
              <text:p text:style-name="MP10"/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date>2017-04-28T17:06:29.569000000</dc:date>
    <meta:editing-duration>PT6M27S</meta:editing-duration>
    <meta:editing-cycles>1</meta:editing-cycles>
    <meta:document-statistic meta:table-count="4" meta:image-count="1" meta:object-count="0" meta:page-count="8" meta:paragraph-count="167" meta:word-count="1555" meta:character-count="9792" meta:non-whitespace-character-count="8480"/>
  </office:meta>
</office:document-meta>
</file>